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re-et-contenu" presentation:presentation-page-layout-name="Master1-PPL2">
        <draw:frame draw:id="id63" presentation:style-name="a384" draw:name="Titre 1" svg:x="0.5in" svg:y="0.30035in" svg:width="9in" svg:height="1.25in" presentation:class="title" presentation:placeholder="false">
          <draw:text-box>
            <text:p text:style-name="a383" text:class-names="" text:cond-style-name=""><text:span text:style-name="a381" text:class-names="">Global Architecture</text:span><text:span text:style-name="a382" text:class-names=""/></text:p>
          </draw:text-box>
          <svg:desc/>
        </draw:frame>
        <draw:custom-shape svg:x="1.09372in" svg:y="5.39064in" svg:width="7.89068in" svg:height="0.39063in" draw:id="id64" draw:style-name="a388" draw:name="Rectangle 7">
          <svg:desc/>
          <text:p text:style-name="a387" text:class-names="" text:cond-style-name=""><text:span text:style-name="a385" text:class-names="">.Net Server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9372in" svg:y="4.92188in" svg:width="5.93754in" svg:height="0.46875in" draw:id="id65" draw:style-name="a392" draw:name="Rectangle 8">
          <svg:desc/>
          <text:p text:style-name="a391" text:class-names="" text:cond-style-name=""><text:span text:style-name="a389" text:class-names="">Application Container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9372in" svg:y="4.45313in" svg:width="2.26564in" svg:height="0.46875in" draw:id="id66" draw:style-name="a397" draw:name="Rectangle 9">
          <svg:desc/>
          <text:p text:style-name="a396" text:class-names="" text:cond-style-name=""><text:span text:style-name="a393" text:class-names="">WebApp</text:span><text:span text:style-name="a394" text:class-names=""> Container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936in" svg:y="3.98438in" svg:width="1.32813in" svg:height="0.46875in" draw:id="id67" draw:style-name="a401" draw:name="Rectangle 10">
          <svg:desc/>
          <text:p text:style-name="a400" text:class-names="" text:cond-style-name=""><text:span text:style-name="a398" text:class-names="">Job Container</text:span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936in" svg:y="4.45313in" svg:width="1.71876in" svg:height="0.46875in" draw:id="id68" draw:style-name="a405" draw:name="Rectangle 11">
          <svg:desc/>
          <text:p text:style-name="a404" text:class-names="" text:cond-style-name=""><text:span text:style-name="a402" text:class-names="">Services Container</text:span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4.92188in" svg:width="1.71876in" svg:height="0.46875in" draw:id="id69" draw:style-name="a411" draw:name="Rectangle 12">
          <svg:desc/>
          <text:p text:style-name="a410" text:class-names="" text:cond-style-name=""><text:span text:style-name="a406" text:class-names="">Databases</text:span><text:span text:style-name="a407" text:class-names=""><text:s text:c="1"/></text:span><text:span text:style-name="a408" text:class-names="">Resources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4.45313in" svg:width="1.71876in" svg:height="0.46875in" draw:id="id70" draw:style-name="a415" draw:name="Rectangle 14">
          <svg:desc/>
          <text:p text:style-name="a414" text:class-names="" text:cond-style-name=""><text:span text:style-name="a412" text:class-names="">Management Services</text:span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3.98438in" svg:width="1.71876in" svg:height="0.46875in" draw:id="id71" draw:style-name="a419" draw:name="Rectangle 16">
          <svg:desc/>
          <text:p text:style-name="a418" text:class-names="" text:cond-style-name=""><text:span text:style-name="a416" text:class-names="">Message Queue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3.51562in" svg:width="1.71876in" svg:height="0.46875in" draw:id="id72" draw:style-name="a423" draw:name="Rectangle 17">
          <svg:desc/>
          <text:p text:style-name="a422" text:class-names="" text:cond-style-name=""><text:span text:style-name="a420" text:class-names="">Security Provide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3.04687in" svg:width="1.71876in" svg:height="0.46875in" draw:id="id73" draw:style-name="a429" draw:name="Rectangle 18">
          <svg:desc/>
          <text:p text:style-name="a428" text:class-names="" text:cond-style-name=""><text:span text:style-name="a424" text:class-names="">Assembly</text:span><text:span text:style-name="a425" text:class-names=""><text:s text:c="1"/></text:span><text:span text:style-name="a426" text:class-names="">repository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2.57812in" svg:width="1.71876in" svg:height="0.46875in" draw:id="id74" draw:style-name="a435" draw:name="Rectangle 19">
          <svg:desc/>
          <text:p text:style-name="a434" text:class-names="" text:cond-style-name=""><text:span text:style-name="a430" text:class-names="">Workflow</text:span><text:span text:style-name="a431" text:class-names=""><text:s text:c="1"/></text:span><text:span text:style-name="a432" text:class-names="">Engine</text:span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9372in" svg:y="3.98438in" svg:width="1.48439in" svg:height="0.46875in" draw:id="id75" draw:style-name="a440" draw:name="Rectangle 20">
          <svg:desc/>
          <text:p text:style-name="a439" text:class-names="" text:cond-style-name=""><text:span text:style-name="a436" text:class-names="">Server<text:s text:c="1"/></text:span><text:span text:style-name="a437" text:class-names="">Admin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64in" svg:y="2.10936in" svg:width="1.71876in" svg:height="0.46875in" draw:id="id76" draw:style-name="a445" draw:name="Rectangle 23">
          <svg:desc/>
          <text:p text:style-name="a444" text:class-names="" text:cond-style-name=""><text:span text:style-name="a441" text:class-names="">Perf.<text:s text:c="1"/></text:span><text:span text:style-name="a442" text:class-names="">Counter</text:span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625in" svg:y="4.45313in" svg:width="1.64064in" svg:height="0.46875in" draw:id="id77" draw:style-name="a449" draw:name="Rectangle 24">
          <svg:desc/>
          <text:p text:style-name="a448" text:class-names="" text:cond-style-name=""><text:span text:style-name="a446" text:class-names="">Cache Container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50" draw:master-page-name="Master1-Layout2-obj-Titre-et-contenu" presentation:presentation-page-layout-name="Master1-PPL2">
        <draw:frame draw:id="id78" presentation:style-name="a454" draw:name="Titre 1" svg:x="0.5in" svg:y="0.30035in" svg:width="9in" svg:height="1.25in" presentation:class="title" presentation:placeholder="false">
          <draw:text-box>
            <text:p text:style-name="a453" text:class-names="" text:cond-style-name=""><text:span text:style-name="a451" text:class-names="">.Net Server</text:span><text:span text:style-name="a452" text:class-names=""/></text:p>
          </draw:text-box>
          <svg:desc/>
        </draw:frame>
        <draw:frame draw:id="id79" presentation:style-name="a475" draw:name="Espace réservé du contenu 2" svg:x="0.5in" svg:y="1.75in" svg:width="9in" svg:height="4.94965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Massive usage of Spring.net for server configuration</text:span></text:p>
              </text:list-item>
            </text:list>
            <text:list text:style-name="a462">
              <text:list-item>
                <text:p text:style-name="a461" text:class-names="" text:cond-style-name=""><text:span text:style-name="a458" text:class-names="">Logs:<text:s text:c="1"/></text:span><text:span text:style-name="a459" text:class-names="">Common.Logging</text:span><text:span text:style-name="a460" text:class-names=""> + log4net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Mono 2.4 compatible</text:span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Provide</text:span><text:span text:style-name="a467" text:class-names=""> IKVM, Boo, F#</text:span></text:p>
              </text:list-item>
            </text:list>
            <text:list text:style-name="a474">
              <text:list-item>
                <text:p text:style-name="a473" text:class-names="" text:cond-style-name=""><text:span text:style-name="a470" text:class-names="">Console<text:s text:c="1"/></text:span><text:span text:style-name="a471" text:class-names="">admin</text:span><text:span text:style-name="a472" text:class-names=""/></text:p>
              </text:list-item>
            </text:list>
          </draw:text-box>
          <svg:desc/>
        </draw:frame>
      </draw:page>
      <draw:page draw:name="Slide4" draw:style-name="a476" draw:master-page-name="Master1-Layout2-obj-Titre-et-contenu" presentation:presentation-page-layout-name="Master1-PPL2">
        <draw:frame draw:id="id80" presentation:style-name="a480" draw:name="Titre 1" svg:x="0.5in" svg:y="0.30035in" svg:width="9in" svg:height="1.25in" presentation:class="title" presentation:placeholder="false">
          <draw:text-box>
            <text:p text:style-name="a479" text:class-names="" text:cond-style-name=""><text:span text:style-name="a477" text:class-names="">Application Container</text:span><text:span text:style-name="a478" text:class-names=""/></text:p>
          </draw:text-box>
          <svg:desc/>
        </draw:frame>
        <draw:frame draw:id="id81" presentation:style-name="a497" draw:name="Espace réservé du contenu 2" svg:x="0.5in" svg:y="1.75in" svg:width="9in" svg:height="4.94965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1" text:class-names="">Several<text:s text:c="1"/></text:span><text:span text:style-name="a482" text:class-names="">AppDomains</text:span><text:span text:style-name="a483" text:class-names=""> running<text:s text:c="1"/></text:span><text:span text:style-name="a484" text:class-names="">.Net</text:span><text:span text:style-name="a485" text:class-names=""> applications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Deploying or uninstalling application is easy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Clustering capabilities: deploy several instances of the application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Failover capabilities: if a Primary application crash, the Backup is activated</text:span></text:p>
              </text:list-item>
            </text:list>
          </draw:text-box>
          <svg:desc/>
        </draw:frame>
      </draw:page>
      <draw:page draw:name="Slide5" draw:style-name="a498" draw:master-page-name="Master1-Layout2-obj-Titre-et-contenu" presentation:presentation-page-layout-name="Master1-PPL2">
        <draw:frame draw:id="id82" presentation:style-name="a502" draw:name="Titre 1" svg:x="0.5in" svg:y="0.30035in" svg:width="9in" svg:height="1.25in" presentation:class="title" presentation:placeholder="false">
          <draw:text-box>
            <text:p text:style-name="a501" text:class-names="" text:cond-style-name=""><text:span text:style-name="a499" text:class-names="">Services Container</text:span><text:span text:style-name="a500" text:class-names=""/></text:p>
          </draw:text-box>
          <svg:desc/>
        </draw:frame>
        <draw:frame draw:id="id83" presentation:style-name="a509" draw:name="Espace réservé du contenu 2" svg:x="0.5in" svg:y="1.75in" svg:width="9in" svg:height="4.94965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Contains several « non-interactive » applications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Service applications has lifecycle: Start/Stop/Pause/Resume</text:span></text:p>
              </text:list-item>
            </text:list>
          </draw:text-box>
          <svg:desc/>
        </draw:frame>
      </draw:page>
      <draw:page draw:name="Slide6" draw:style-name="a510" draw:master-page-name="Master1-Layout2-obj-Titre-et-contenu" presentation:presentation-page-layout-name="Master1-PPL2">
        <draw:frame draw:id="id84" presentation:style-name="a514" draw:name="Titre 1" svg:x="0.5in" svg:y="0.30035in" svg:width="9in" svg:height="1.25in" presentation:class="title" presentation:placeholder="false">
          <draw:text-box>
            <text:p text:style-name="a513" text:class-names="" text:cond-style-name=""><text:span text:style-name="a511" text:class-names="">Job Container</text:span><text:span text:style-name="a512" text:class-names=""/></text:p>
          </draw:text-box>
          <svg:desc/>
        </draw:frame>
        <draw:frame draw:id="id85" presentation:style-name="a525" draw:name="Espace réservé du contenu 2" svg:x="0.5in" svg:y="1.75in" svg:width="9in" svg:height="4.94965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cheduled jobs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Using CRON settings</text:span></text:p>
              </text:list-item>
            </text:list>
            <text:list text:style-name="a524">
              <text:list-item>
                <text:p text:style-name="a523" text:class-names="" text:cond-style-name=""><text:span text:style-name="a521" text:class-names="">Act as special services</text:span><text:span text:style-name="a522" text:class-names=""/></text:p>
              </text:list-item>
            </text:list>
          </draw:text-box>
          <svg:desc/>
        </draw:frame>
      </draw:page>
      <draw:page draw:name="Slide8" draw:style-name="a526" draw:master-page-name="Master1-Layout2-obj-Titre-et-contenu" presentation:presentation-page-layout-name="Master1-PPL2">
        <draw:frame draw:id="id86" presentation:style-name="a530" draw:name="Titre 1" svg:x="0.5in" svg:y="0.30035in" svg:width="9in" svg:height="1.25in" presentation:class="title" presentation:placeholder="false">
          <draw:text-box>
            <text:p text:style-name="a529" text:class-names="" text:cond-style-name=""><text:span text:style-name="a527" text:class-names="">Cache</text:span><text:span text:style-name="a528" text:class-names=""/></text:p>
          </draw:text-box>
          <svg:desc/>
        </draw:frame>
        <draw:frame draw:id="id87" presentation:style-name="a536" draw:name="Espace réservé du contenu 2" svg:x="0.5in" svg:y="1.75in" svg:width="9in" svg:height="4.94965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1" text:class-names="">Special</text:span><text:span text:style-name="a532" text:class-names=""> service<text:s text:c="1"/></text:span><text:span text:style-name="a533" text:class-names=""/></text:p>
              </text:list-item>
            </text:list>
          </draw:text-box>
          <svg:desc/>
        </draw:frame>
      </draw:page>
      <draw:page draw:name="Slide7" draw:style-name="a537" draw:master-page-name="Master1-Layout2-obj-Titre-et-contenu" presentation:presentation-page-layout-name="Master1-PPL2">
        <draw:frame draw:id="id88" presentation:style-name="a542" draw:name="Titre 1" svg:x="0.5in" svg:y="0.30035in" svg:width="9in" svg:height="1.25in" presentation:class="title" presentation:placeholder="false">
          <draw:text-box>
            <text:p text:style-name="a541" text:class-names="" text:cond-style-name=""><text:span text:style-name="a538" text:class-names="">WebApp</text:span><text:span text:style-name="a539" text:class-names=""> Container</text:span><text:span text:style-name="a540" text:class-names=""/></text:p>
          </draw:text-box>
          <svg:desc/>
        </draw:frame>
        <draw:frame draw:id="id89" presentation:style-name="a568" draw:name="Espace réservé du contenu 2" svg:x="0.5in" svg:y="1.75in" svg:width="9in" svg:height="4.94965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3" text:class-names="">Application<text:s text:c="1"/></text:span><text:span text:style-name="a544" text:class-names="">which</text:span><text:span text:style-name="a545" text:class-names=""><text:s text:c="1"/></text:span><text:span text:style-name="a546" text:class-names="">handle</text:span><text:span text:style-name="a547" text:class-names=""> HTTP<text:s text:c="1"/></text:span><text:span text:style-name="a548" text:class-names="">requests</text:span><text:span text:style-name="a549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2" text:class-names="">Same</text:span><text:span text:style-name="a553" text:class-names=""> technologies as<text:s text:c="1"/></text:span><text:span text:style-name="a554" text:class-names="">ASP.Net</text:span><text:span text:style-name="a555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8" text:class-names="">Use the « Security Provider »<text:s text:c="1"/></text:span><text:span text:style-name="a559" text:class-names="">stack</text:span><text:span text:style-name="a56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User the « Cache »<text:s text:c="1"/></text:span><text:span text:style-name="a564" text:class-names="">stack</text:span><text:span text:style-name="a565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pour modifier le style du titre</text:span><text:span text:style-name="a2" text:class-names=""/></text:p>
        </draw:text-box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1/2010</text:date></text:span><text:span text:style-name="a24" text:class-names=""/></text:p>
        </draw:text-box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z pour modifier le style du titre</text:span><text:span text:style-name="a36" text:class-names=""/></text:p>
        </draw:text-box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z pour modifier le style des sous-titres du masque</text:span><text:span text:style-name="a40" text:class-names=""/></text:p>
        </draw:text-box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1/2010</text:date></text:span><text:span text:style-name="a45" text:class-names=""/></text:p>
        </draw:text-box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z pour modifier le style du titre</text:span><text:span text:style-name="a57" text:class-names=""/></text:p>
        </draw:text-box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1/2010</text:date></text:span><text:span text:style-name="a79" text:class-names=""/></text:p>
        </draw:text-box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z pour modifier le style du titre</text:span><text:span text:style-name="a91" text:class-names=""/></text:p>
        </draw:text-box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1/2010</text:date></text:span><text:span text:style-name="a100" text:class-names=""/></text:p>
        </draw:text-box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z pour modifier le style du titre</text:span><text:span text:style-name="a112" text:class-names=""/></text:p>
        </draw:text-box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1/2010</text:date></text:span><text:span text:style-name="a151" text:class-names=""/></text:p>
        </draw:text-box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z pour modifier le style du titre</text:span><text:span text:style-name="a163" text:class-names=""/></text:p>
        </draw:text-box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1/2010</text:date></text:span><text:span text:style-name="a210" text:class-names=""/></text:p>
        </draw:text-box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z pour modifier le style du titre</text:span><text:span text:style-name="a222" text:class-names=""/></text:p>
        </draw:text-box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1/2010</text:date></text:span><text:span text:style-name="a227" text:class-names=""/></text:p>
        </draw:text-box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1/2010</text:date></text:span><text:span text:style-name="a240" text:class-names=""/></text:p>
        </draw:text-box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z pour modifier le style du titre</text:span><text:span text:style-name="a252" text:class-names=""/></text:p>
        </draw:text-box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1/2010</text:date></text:span><text:span text:style-name="a278" text:class-names=""/></text:p>
        </draw:text-box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z pour modifier le style du titre</text:span><text:span text:style-name="a290" text:class-names=""/></text:p>
        </draw:text-box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1/2010</text:date></text:span><text:span text:style-name="a302" text:class-names=""/></text:p>
        </draw:text-box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z pour modifier le style du titre</text:span><text:span text:style-name="a314" text:class-names=""/></text:p>
        </draw:text-box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1/2010</text:date></text:span><text:span text:style-name="a336" text:class-names=""/></text:p>
        </draw:text-box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z pour modifier le style du titre</text:span><text:span text:style-name="a348" text:class-names=""/></text:p>
        </draw:text-box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1/2010</text:date></text:span><text:span text:style-name="a370" text:class-names=""/></text:p>
        </draw:text-box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mathias</meta:initial-creator>
    <dc:creator>mathias</dc:creator>
    <meta:creation-date>2010-01-18T21:26:08Z</meta:creation-date>
    <dc:date>2010-02-28T18:32:14Z</dc:date>
    <meta:editing-cycles>22</meta:editing-cycles>
    <meta:editing-duration>PT8221S</meta:editing-duration>
    <meta:document-statistic meta:paragraph-count="40" meta:word-count="128"/>
  </office:meta>
</office:document-meta>
</file>